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1.184in"/>
    </style:style>
    <style:style style:name="Table1.B" style:family="table-column">
      <style:table-column-properties style:column-width="5.507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17in" table:align="left"/>
    </style:style>
    <style:style style:name="Table2.A" style:family="table-column">
      <style:table-column-properties style:column-width="1.184in"/>
    </style:style>
    <style:style style:name="Table2.B" style:family="table-column">
      <style:table-column-properties style:column-width="5.507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17in" table:align="left"/>
    </style:style>
    <style:style style:name="Table3.A" style:family="table-column">
      <style:table-column-properties style:column-width="1.184in"/>
    </style:style>
    <style:style style:name="Table3.B" style:family="table-column">
      <style:table-column-properties style:column-width="5.507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17in" table:align="left"/>
    </style:style>
    <style:style style:name="Table4.A" style:family="table-column">
      <style:table-column-properties style:column-width="1.184in"/>
    </style:style>
    <style:style style:name="Table4.B" style:family="table-column">
      <style:table-column-properties style:column-width="5.507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7dba" officeooo:paragraph-rsid="00187dba"/>
    </style:style>
    <style:style style:name="P2" style:family="paragraph" style:parent-style-name="Text_20_body">
      <style:paragraph-properties fo:text-align="center" style:justify-single-word="false"/>
    </style:style>
    <style:style style:name="P3" style:family="paragraph" style:parent-style-name="Standard">
      <style:text-properties officeooo:rsid="000d3a95" officeooo:paragraph-rsid="000d3a95"/>
    </style:style>
    <style:style style:name="P4" style:family="paragraph" style:parent-style-name="Standard">
      <style:text-properties officeooo:rsid="000d3a95" officeooo:paragraph-rsid="0012c889"/>
    </style:style>
    <style:style style:name="P5" style:family="paragraph" style:parent-style-name="Standard">
      <style:text-properties officeooo:rsid="00146cf3" officeooo:paragraph-rsid="00169251"/>
    </style:style>
    <style:style style:name="P6" style:family="paragraph" style:parent-style-name="Standard">
      <style:text-properties officeooo:paragraph-rsid="0015e572"/>
    </style:style>
    <style:style style:name="P7" style:family="paragraph" style:parent-style-name="Standard">
      <style:text-properties officeooo:rsid="00168612" officeooo:paragraph-rsid="00169251"/>
    </style:style>
    <style:style style:name="P8" style:family="paragraph" style:parent-style-name="Standard">
      <style:text-properties officeooo:paragraph-rsid="00169251"/>
    </style:style>
    <style:style style:name="P9" style:family="paragraph" style:parent-style-name="Standard">
      <style:text-properties officeooo:rsid="001c702f" officeooo:paragraph-rsid="001c702f"/>
    </style:style>
    <style:style style:name="P10" style:family="paragraph" style:parent-style-name="Standard">
      <style:text-properties officeooo:paragraph-rsid="001f4259"/>
    </style:style>
    <style:style style:name="P11" style:family="paragraph" style:parent-style-name="Table_20_Contents">
      <style:text-properties officeooo:rsid="000d3a95" officeooo:paragraph-rsid="000d3a95"/>
    </style:style>
    <style:style style:name="P12" style:family="paragraph" style:parent-style-name="Table_20_Contents">
      <style:text-properties officeooo:rsid="000e61f1" officeooo:paragraph-rsid="000e61f1"/>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italic" officeooo:rsid="00145b84" officeooo:paragraph-rsid="00145b84" style:font-style-asian="italic" style:font-style-complex="italic"/>
    </style:style>
    <style:style style:name="P15" style:family="paragraph" style:parent-style-name="Table_20_Contents">
      <style:text-properties officeooo:rsid="000e9104" officeooo:paragraph-rsid="000e9104"/>
    </style:style>
    <style:style style:name="P16" style:family="paragraph" style:parent-style-name="Table_20_Contents">
      <style:text-properties officeooo:rsid="000f9e03" officeooo:paragraph-rsid="000f9e03"/>
    </style:style>
    <style:style style:name="P17" style:family="paragraph" style:parent-style-name="Table_20_Contents">
      <style:text-properties officeooo:rsid="00103350" officeooo:paragraph-rsid="0012c889"/>
    </style:style>
    <style:style style:name="P18" style:family="paragraph" style:parent-style-name="Table_20_Contents">
      <style:text-properties officeooo:rsid="001168ab" officeooo:paragraph-rsid="001168ab"/>
    </style:style>
    <style:style style:name="P19" style:family="paragraph" style:parent-style-name="Table_20_Contents">
      <style:text-properties officeooo:rsid="001168ab" officeooo:paragraph-rsid="0012c889"/>
    </style:style>
    <style:style style:name="P20" style:family="paragraph" style:parent-style-name="Table_20_Contents">
      <style:text-properties officeooo:paragraph-rsid="0012c889"/>
    </style:style>
    <style:style style:name="P21" style:family="paragraph" style:parent-style-name="Table_20_Contents">
      <style:text-properties officeooo:rsid="0012c889" officeooo:paragraph-rsid="0012c889"/>
    </style:style>
    <style:style style:name="P22" style:family="paragraph" style:parent-style-name="Table_20_Contents">
      <style:text-properties officeooo:paragraph-rsid="00145b84"/>
    </style:style>
    <style:style style:name="P23" style:family="paragraph" style:parent-style-name="Table_20_Contents">
      <style:text-properties officeooo:paragraph-rsid="00146cf3"/>
    </style:style>
    <style:style style:name="P24" style:family="paragraph" style:parent-style-name="Table_20_Contents">
      <style:text-properties officeooo:rsid="00146cf3" officeooo:paragraph-rsid="00146cf3"/>
    </style:style>
    <style:style style:name="P25" style:family="paragraph" style:parent-style-name="Table_20_Contents">
      <style:text-properties officeooo:paragraph-rsid="0015e572"/>
    </style:style>
    <style:style style:name="P26" style:family="paragraph" style:parent-style-name="Table_20_Contents">
      <style:text-properties officeooo:rsid="0015e572" officeooo:paragraph-rsid="0015e572"/>
    </style:style>
    <style:style style:name="P27" style:family="paragraph" style:parent-style-name="Table_20_Contents">
      <style:text-properties officeooo:rsid="0015e572" officeooo:paragraph-rsid="00168612"/>
    </style:style>
    <style:style style:name="P28" style:family="paragraph" style:parent-style-name="Table_20_Contents">
      <style:text-properties officeooo:paragraph-rsid="00168612"/>
    </style:style>
    <style:style style:name="P29" style:family="paragraph" style:parent-style-name="Table_20_Contents">
      <style:text-properties officeooo:rsid="00168612" officeooo:paragraph-rsid="00168612"/>
    </style:style>
    <style:style style:name="P30" style:family="paragraph" style:parent-style-name="Table_20_Contents">
      <style:text-properties officeooo:rsid="00169251" officeooo:paragraph-rsid="00169251"/>
    </style:style>
    <style:style style:name="P31" style:family="paragraph" style:parent-style-name="Table_20_Contents">
      <style:text-properties officeooo:rsid="0016cfb1" officeooo:paragraph-rsid="0016cfb1"/>
    </style:style>
    <style:style style:name="P32" style:family="paragraph" style:parent-style-name="Table_20_Contents">
      <style:text-properties officeooo:rsid="0016cfb1" officeooo:paragraph-rsid="0019f3ad"/>
    </style:style>
    <style:style style:name="P33" style:family="paragraph" style:parent-style-name="Table_20_Contents">
      <style:text-properties officeooo:rsid="0019f3ad" officeooo:paragraph-rsid="001a5bec"/>
    </style:style>
    <style:style style:name="P34" style:family="paragraph" style:parent-style-name="Table_20_Contents">
      <style:text-properties officeooo:rsid="0019f3ad" officeooo:paragraph-rsid="001bdfbc"/>
    </style:style>
    <style:style style:name="P35" style:family="paragraph" style:parent-style-name="Table_20_Contents">
      <style:text-properties officeooo:rsid="0019f3ad" officeooo:paragraph-rsid="00219943"/>
    </style:style>
    <style:style style:name="P36" style:family="paragraph" style:parent-style-name="Table_20_Contents">
      <style:text-properties officeooo:paragraph-rsid="0019f3ad"/>
    </style:style>
    <style:style style:name="P37" style:family="paragraph" style:parent-style-name="Table_20_Contents">
      <style:text-properties officeooo:rsid="001bf411" officeooo:paragraph-rsid="001bf411"/>
    </style:style>
    <style:style style:name="P38" style:family="paragraph" style:parent-style-name="Table_20_Contents">
      <style:text-properties officeooo:paragraph-rsid="001c702f"/>
    </style:style>
    <style:style style:name="P39" style:family="paragraph" style:parent-style-name="Table_20_Contents">
      <style:text-properties officeooo:rsid="001c702f" officeooo:paragraph-rsid="001c702f"/>
    </style:style>
    <style:style style:name="P40" style:family="paragraph" style:parent-style-name="Table_20_Contents">
      <style:text-properties officeooo:paragraph-rsid="001d84ba"/>
    </style:style>
    <style:style style:name="P41" style:family="paragraph" style:parent-style-name="Table_20_Contents">
      <style:text-properties officeooo:rsid="001d84ba" officeooo:paragraph-rsid="001d84ba"/>
    </style:style>
    <style:style style:name="P42" style:family="paragraph" style:parent-style-name="Table_20_Contents">
      <style:text-properties officeooo:paragraph-rsid="001f4259"/>
    </style:style>
    <style:style style:name="P43" style:family="paragraph" style:parent-style-name="Table_20_Contents">
      <style:text-properties officeooo:rsid="001f4259" officeooo:paragraph-rsid="001f4259"/>
    </style:style>
    <style:style style:name="P44" style:family="paragraph" style:parent-style-name="Table_20_Contents">
      <style:paragraph-properties fo:margin-left="1.5in" fo:margin-right="0in" fo:text-indent="-1.5in" style:auto-text-indent="false">
        <style:tab-stops/>
      </style:paragraph-properties>
      <style:text-properties officeooo:paragraph-rsid="001a5bec"/>
    </style:style>
    <style:style style:name="P45" style:family="paragraph" style:parent-style-name="Table_20_Contents">
      <style:paragraph-properties fo:margin-left="1.5in" fo:margin-right="0in" fo:text-indent="-1.5in" style:auto-text-indent="false">
        <style:tab-stops/>
      </style:paragraph-properties>
      <style:text-properties officeooo:paragraph-rsid="001bdfbc"/>
    </style:style>
    <style:style style:name="P46" style:family="paragraph" style:parent-style-name="Table_20_Contents">
      <style:paragraph-properties fo:margin-left="1.5in" fo:margin-right="0in" fo:text-indent="-1.5in" style:auto-text-indent="false">
        <style:tab-stops/>
      </style:paragraph-properties>
      <style:text-properties officeooo:rsid="001bf411" officeooo:paragraph-rsid="001bf411"/>
    </style:style>
    <style:style style:name="P47" style:family="paragraph" style:parent-style-name="Table_20_Contents">
      <style:paragraph-properties fo:margin-left="1.5in" fo:margin-right="0in" fo:text-indent="-1.5in" style:auto-text-indent="false">
        <style:tab-stops/>
      </style:paragraph-properties>
      <style:text-properties officeooo:rsid="001bf411" officeooo:paragraph-rsid="001c702f"/>
    </style:style>
    <style:style style:name="P48" style:family="paragraph" style:parent-style-name="Table_20_Contents">
      <style:paragraph-properties fo:margin-left="1.5in" fo:margin-right="0in" fo:text-indent="-1.5in" style:auto-text-indent="false">
        <style:tab-stops/>
      </style:paragraph-properties>
      <style:text-properties officeooo:rsid="001bf411" officeooo:paragraph-rsid="00219943"/>
    </style:style>
    <style:style style:name="P49" style:family="paragraph" style:parent-style-name="Table_20_Contents">
      <style:paragraph-properties fo:margin-left="1.5in" fo:margin-right="0in" fo:text-indent="-1.5in" style:auto-text-indent="false">
        <style:tab-stops/>
      </style:paragraph-properties>
      <style:text-properties fo:font-style="italic" officeooo:rsid="00219943" officeooo:paragraph-rsid="00219943" style:font-style-asian="italic" style:font-style-complex="italic"/>
    </style:style>
    <style:style style:name="P50" style:family="paragraph" style:parent-style-name="Table_20_Contents">
      <style:paragraph-properties fo:hyphenation-ladder-count="no-limit" fo:keep-with-next="auto"/>
      <style:text-properties officeooo:paragraph-rsid="0015e572" fo:hyphenate="false" fo:hyphenation-remain-char-count="2" fo:hyphenation-push-char-count="2"/>
    </style:style>
    <style:style style:name="P51" style:family="paragraph" style:parent-style-name="Table_20_Contents">
      <style:paragraph-properties fo:hyphenation-ladder-count="no-limit" fo:keep-with-next="auto"/>
      <style:text-properties officeooo:paragraph-rsid="00145b84" fo:hyphenate="false" fo:hyphenation-remain-char-count="2" fo:hyphenation-push-char-count="2"/>
    </style:style>
    <style:style style:name="P52" style:family="paragraph" style:parent-style-name="Standard" style:list-style-name="L6"/>
    <style:style style:name="P53" style:family="paragraph" style:parent-style-name="Table_20_Contents" style:list-style-name="L1"/>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text-properties fo:font-style="normal" officeooo:rsid="00146cf3" officeooo:paragraph-rsid="00146cf3" style:font-style-asian="normal" style:font-style-complex="normal"/>
    </style:style>
    <style:style style:name="P57" style:family="paragraph" style:parent-style-name="Table_20_Contents">
      <style:text-properties fo:font-style="normal" officeooo:rsid="00145b84" officeooo:paragraph-rsid="00146cf3" style:font-style-asian="normal" style:font-style-complex="normal"/>
    </style:style>
    <style:style style:name="P58" style:family="paragraph" style:parent-style-name="Table_20_Contents" style:list-style-name="L4">
      <style:text-properties officeooo:paragraph-rsid="00146cf3"/>
    </style:style>
    <style:style style:name="P59" style:family="paragraph" style:parent-style-name="Table_20_Contents" style:list-style-name="L5">
      <style:text-properties officeooo:rsid="0016cfb1" officeooo:paragraph-rsid="0016cfb1"/>
    </style:style>
    <style:style style:name="P60" style:family="paragraph" style:parent-style-name="Table_20_Contents" style:list-style-name="L6">
      <style:text-properties officeooo:rsid="0019f3ad" officeooo:paragraph-rsid="0019f3ad"/>
    </style:style>
    <style:style style:name="P61" style:family="paragraph" style:parent-style-name="Table_20_Contents">
      <style:text-properties officeooo:rsid="001c702f" officeooo:paragraph-rsid="001c702f"/>
    </style:style>
    <style:style style:name="P62" style:family="paragraph" style:parent-style-name="Table_20_Contents">
      <style:text-properties officeooo:rsid="001c702f" officeooo:paragraph-rsid="001d84ba"/>
    </style:style>
    <style:style style:name="P63" style:family="paragraph" style:parent-style-name="Table_20_Contents">
      <style:paragraph-properties fo:margin-left="0.5in" fo:margin-right="0in" fo:text-indent="-0.5in" style:auto-text-indent="false">
        <style:tab-stops/>
      </style:paragraph-properties>
      <style:text-properties officeooo:paragraph-rsid="001168ab"/>
    </style:style>
    <style:style style:name="P64" style:family="paragraph" style:parent-style-name="Heading_20_2">
      <style:paragraph-properties fo:break-before="page"/>
    </style:style>
    <style:style style:name="P65" style:family="paragraph" style:parent-style-name="Heading_20_1">
      <style:paragraph-properties fo:text-align="center" style:justify-single-word="false"/>
    </style:style>
    <style:style style:name="T1" style:family="text">
      <style:text-properties officeooo:rsid="000e61f1"/>
    </style:style>
    <style:style style:name="T2" style:family="text">
      <style:text-properties officeooo:rsid="00100173"/>
    </style:style>
    <style:style style:name="T3" style:family="text">
      <style:text-properties style:font-name="Liberation Mono" style:font-name-asian="Nimbus Mono L" style:font-name-complex="Liberation Mono"/>
    </style:style>
    <style:style style:name="T4" style:family="text">
      <style:text-properties officeooo:rsid="00103350"/>
    </style:style>
    <style:style style:name="T5" style:family="text">
      <style:text-properties fo:font-style="italic" officeooo:rsid="001168ab" style:font-style-asian="italic" style:font-style-complex="italic"/>
    </style:style>
    <style:style style:name="T6" style:family="text">
      <style:text-properties fo:font-style="italic" officeooo:rsid="00145b84" style:font-style-asian="italic" style:font-style-complex="italic"/>
    </style:style>
    <style:style style:name="T7" style:family="text">
      <style:text-properties fo:font-style="italic" officeooo:rsid="001f4259" style:font-style-asian="italic" style:font-style-complex="italic"/>
    </style:style>
    <style:style style:name="T8" style:family="text">
      <style:text-properties fo:font-style="italic" officeooo:rsid="001ffb96" style:font-style-asian="italic" style:font-style-complex="italic"/>
    </style:style>
    <style:style style:name="T9" style:family="text">
      <style:text-properties fo:font-style="italic" fo:font-weight="bold" officeooo:rsid="001f4259" style:font-style-asian="italic" style:font-weight-asian="bold" style:font-style-complex="italic" style:font-weight-complex="bold"/>
    </style:style>
    <style:style style:name="T10" style:family="text">
      <style:text-properties officeooo:rsid="001168ab"/>
    </style:style>
    <style:style style:name="T11" style:family="text">
      <style:text-properties style:font-size-complex="10pt"/>
    </style:style>
    <style:style style:name="T12" style:family="text">
      <style:text-properties officeooo:rsid="0012c889"/>
    </style:style>
    <style:style style:name="T13" style:family="text">
      <style:text-properties officeooo:rsid="00145b84"/>
    </style:style>
    <style:style style:name="T14" style:family="text">
      <style:text-properties officeooo:rsid="00146cf3"/>
    </style:style>
    <style:style style:name="T15" style:family="text">
      <style:text-properties fo:font-style="normal" style:font-style-asian="normal" style:font-style-complex="normal"/>
    </style:style>
    <style:style style:name="T16" style:family="text">
      <style:text-properties fo:font-style="normal" officeooo:rsid="00145b84" style:font-style-asian="normal" style:font-style-complex="normal"/>
    </style:style>
    <style:style style:name="T17" style:family="text">
      <style:text-properties officeooo:rsid="0015e572"/>
    </style:style>
    <style:style style:name="T18" style:family="text">
      <style:text-properties officeooo:rsid="00168612"/>
    </style:style>
    <style:style style:name="T19" style:family="text">
      <style:text-properties officeooo:rsid="00169251"/>
    </style:style>
    <style:style style:name="T20" style:family="text">
      <style:text-properties officeooo:rsid="0016cfb1"/>
    </style:style>
    <style:style style:name="T21" style:family="text">
      <style:text-properties officeooo:rsid="00187dba"/>
    </style:style>
    <style:style style:name="T22" style:family="text">
      <style:text-properties officeooo:rsid="0019f3ad"/>
    </style:style>
    <style:style style:name="T23" style:family="text">
      <style:text-properties officeooo:rsid="001a5bec"/>
    </style:style>
    <style:style style:name="T24" style:family="text">
      <style:text-properties officeooo:rsid="001bdfbc"/>
    </style:style>
    <style:style style:name="T25" style:family="text">
      <style:text-properties officeooo:rsid="001bf411"/>
    </style:style>
    <style:style style:name="T26" style:family="text">
      <style:text-properties officeooo:rsid="001c702f"/>
    </style:style>
    <style:style style:name="T27" style:family="text">
      <style:text-properties officeooo:rsid="001d84ba"/>
    </style:style>
    <style:style style:name="T28" style:family="text">
      <style:text-properties officeooo:rsid="001f4259"/>
    </style:style>
    <style:style style:name="T29" style:family="text">
      <style:text-properties officeooo:rsid="001ffb96"/>
    </style:style>
    <style:style style:name="T30" style:family="text">
      <style:text-properties officeooo:rsid="002199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Ibeo SDK – Logging – Cheat sheet</text:h>
      <text:p text:style-name="P2"/>
      <text:h text:style-name="Heading_20_2" text:outline-level="2">Basic usage</text:h>
      <table:table table:name="Table1" table:style-name="Table1">
        <table:table-column table:style-name="Table1.A"/>
        <table:table-column table:style-name="Table1.B"/>
        <table:table-row>
          <table:table-cell table:style-name="Table1.A1" office:value-type="string">
            <text:p text:style-name="P18">Includes</text:p>
          </table:table-cell>
          <table:table-cell table:style-name="Table1.B1" office:value-type="string">
            <text:p text:style-name="Table_20_Contents">To use the logging system the file <text:span text:style-name="Source_20_Text">”</text:span><text:span text:style-name="Source_20_Text"><text:span text:style-name="T29">i</text:span></text:span><text:span text:style-name="Source_20_Text">beo/common/logging/logging.hpp”</text:span> should be included.</text:p>
          </table:table-cell>
        </table:table-row>
        <table:table-row>
          <table:table-cell table:style-name="Table1.A2" office:value-type="string">
            <text:p text:style-name="P11">Namespace</text:p>
          </table:table-cell>
          <table:table-cell table:style-name="Table1.B2" office:value-type="string">
            <text:p text:style-name="Table_20_Contents">All logging classes are in the namespace <text:span text:style-name="Source_20_Text">ibeo::common::logging</text:span>.</text:p>
          </table:table-cell>
        </table:table-row>
        <table:table-row>
          <table:table-cell table:style-name="Table1.A2" office:value-type="string">
            <text:p text:style-name="P11">Create a logger</text:p>
          </table:table-cell>
          <table:table-cell table:style-name="Table1.B2" office:value-type="string">
            <text:p text:style-name="Table_20_Contents"><text:span text:style-name="Source_20_Text">LogManager::getInstance().createLogger(“</text:span><text:span text:style-name="Source_20_Text"><text:span text:style-name="T1">ibeo::common::app::Foo”</text:span></text:span><text:span text:style-name="Source_20_Text">)</text:span></text:p>
          </table:table-cell>
        </table:table-row>
        <table:table-row>
          <table:table-cell table:style-name="Table1.A2" office:value-type="string">
            <text:p text:style-name="P12">Use the global logger</text:p>
          </table:table-cell>
          <table:table-cell table:style-name="Table1.B2" office:value-type="string">
            <text:p text:style-name="Table_20_Contents"><text:span text:style-name="Source_20_Text">LogManager::</text:span><text:span text:style-name="Source_20_Text"><text:span text:style-name="T1">global</text:span></text:span><text:span text:style-name="Source_20_Text">Logger()</text:span></text:p>
            <text:p text:style-name="Table_20_Contents"/>
            <text:p text:style-name="P13"><text:span text:style-name="T10">Note: u</text:span>se <text:span text:style-name="T13">the global logger </text:span>with care. The more the global logger <text:span text:style-name="T4">is used </text:span>the less you can control the logging <text:span text:style-name="T1">output</text:span>!</text:p>
          </table:table-cell>
        </table:table-row>
        <table:table-row>
          <table:table-cell table:style-name="Table1.A2" office:value-type="string">
            <text:p text:style-name="P16">Log Levels</text:p>
          </table:table-cell>
          <table:table-cell table:style-name="Table1.B2" office:value-type="string">
            <text:p text:style-name="Table_20_Contents">From most to less important:</text:p>
            <text:list xml:id="list1873100478" text:style-name="L1">
              <text:list-item>
                <text:p text:style-name="P53">Critical</text:p>
              </text:list-item>
              <text:list-item>
                <text:p text:style-name="P53">Error</text:p>
              </text:list-item>
              <text:list-item>
                <text:p text:style-name="P53">Warning</text:p>
              </text:list-item>
              <text:list-item>
                <text:p text:style-name="P53">Info</text:p>
              </text:list-item>
              <text:list-item>
                <text:p text:style-name="P53">Trace</text:p>
              </text:list-item>
              <text:list-item>
                <text:p text:style-name="P53">Debug</text:p>
              </text:list-item>
            </text:list>
          </table:table-cell>
        </table:table-row>
        <table:table-row>
          <table:table-cell table:style-name="Table1.A2" office:value-type="string">
            <text:p text:style-name="P15">Send a log message</text:p>
          </table:table-cell>
          <table:table-cell table:style-name="Table1.B2" office:value-type="string">
            <text:p text:style-name="Table_20_Contents">Using macros:</text:p>
            <text:list xml:id="list97064624" text:style-name="L2">
              <text:list-item>
                <text:p text:style-name="P54"><text:span text:style-name="Source_20_Text">LOGCRITICAL(logger, “</text:span><text:span text:style-name="Source_20_Text"><text:span text:style-name="T2">Log text.”</text:span></text:span><text:span text:style-name="Source_20_Text">)</text:span></text:p>
              </text:list-item>
              <text:list-item>
                <text:p text:style-name="P54"><text:span text:style-name="Source_20_Text">LOGERROR(logger, “</text:span><text:span text:style-name="Source_20_Text"><text:span text:style-name="T2">Log text.”</text:span></text:span><text:span text:style-name="Source_20_Text">)</text:span></text:p>
              </text:list-item>
              <text:list-item>
                <text:p text:style-name="P54"><text:span text:style-name="Source_20_Text">LOGWARNING(logger, “</text:span><text:span text:style-name="Source_20_Text"><text:span text:style-name="T2">Log text.”</text:span></text:span><text:span text:style-name="Source_20_Text">)</text:span></text:p>
              </text:list-item>
              <text:list-item>
                <text:p text:style-name="P54"><text:span text:style-name="Source_20_Text">LOGINFO(logger, “</text:span><text:span text:style-name="Source_20_Text"><text:span text:style-name="T2">Log text.”</text:span></text:span><text:span text:style-name="Source_20_Text">)</text:span></text:p>
              </text:list-item>
              <text:list-item>
                <text:p text:style-name="P54"><text:span text:style-name="Source_20_Text">LOGTRACE(logger, “</text:span><text:span text:style-name="Source_20_Text"><text:span text:style-name="T2">Log text.”</text:span></text:span><text:span text:style-name="Source_20_Text">)</text:span></text:p>
              </text:list-item>
              <text:list-item>
                <text:p text:style-name="P54"><text:span text:style-name="Source_20_Text">LOGDEBUG(logger, “</text:span><text:span text:style-name="Source_20_Text"><text:span text:style-name="T2">Log text.”</text:span></text:span><text:span text:style-name="Source_20_Text">)</text:span></text:p>
              </text:list-item>
            </text:list>
            <text:p text:style-name="Table_20_Contents"/>
            <text:p text:style-name="Table_20_Contents">Using logger methods:</text:p>
            <text:list xml:id="list3980011915" text:style-name="L3">
              <text:list-item>
                <text:p text:style-name="P55"><text:span text:style-name="Source_20_Text">logger-&gt;critical(LOGMSG &lt;&lt; “</text:span><text:span text:style-name="Source_20_Text"><text:span text:style-name="T2">Log text.”</text:span></text:span><text:span text:style-name="Source_20_Text">);</text:span></text:p>
              </text:list-item>
              <text:list-item>
                <text:p text:style-name="P55"><text:span text:style-name="Source_20_Text">logger-&gt;error(LOGMSG &lt;&lt; “</text:span><text:span text:style-name="Source_20_Text"><text:span text:style-name="T2">Log text.”</text:span></text:span><text:span text:style-name="Source_20_Text">);</text:span></text:p>
              </text:list-item>
              <text:list-item>
                <text:p text:style-name="P55"><text:span text:style-name="Source_20_Text">logger-&gt;warning(LOGMSG &lt;&lt; “</text:span><text:span text:style-name="Source_20_Text"><text:span text:style-name="T2">Log text.”</text:span></text:span><text:span text:style-name="Source_20_Text">);</text:span></text:p>
              </text:list-item>
              <text:list-item>
                <text:p text:style-name="P55"><text:span text:style-name="Source_20_Text">logger-&gt;info(LOGMSG &lt;&lt; “</text:span><text:span text:style-name="Source_20_Text"><text:span text:style-name="T2">Log text.”</text:span></text:span><text:span text:style-name="Source_20_Text">);</text:span></text:p>
              </text:list-item>
              <text:list-item>
                <text:p text:style-name="P55"><text:span text:style-name="Source_20_Text">logger-&gt;trace(LOGMSG &lt;&lt; “</text:span><text:span text:style-name="Source_20_Text"><text:span text:style-name="T2">Log text.”</text:span></text:span><text:span text:style-name="Source_20_Text">);</text:span></text:p>
              </text:list-item>
              <text:list-item>
                <text:p text:style-name="P55"><text:span text:style-name="Source_20_Text">logger-&gt;debug(LOGMSG &lt;&lt; “</text:span><text:span text:style-name="Source_20_Text"><text:span text:style-name="T2">Log text.”</text:span></text:span><text:span text:style-name="Source_20_Text">);</text:span></text:p>
              </text:list-item>
            </text:list>
            <text:p text:style-name="Table_20_Contents"/>
            <text:p text:style-name="Table_20_Contents">The log text <text:span text:style-name="T4">when using macros or logger methods </text:span>can be constructed using the stream output operator <text:span text:style-name="Source_20_Text">“</text:span><text:span text:style-name="Source_20_Text"><text:span text:style-name="T11">&lt;&lt;</text:span></text:span><text:span text:style-name="Source_20_Text">”</text:span> and IO manipulators:</text:p>
            <text:p text:style-name="P63"><text:tab/><text:span text:style-name="Source_20_Text">“</text:span><text:span text:style-name="Source_20_Text"><text:span text:style-name="T19">M</text:span></text:span><text:span text:style-name="Source_20_Text">agic number: 0x“ &lt;&lt; std::hex &lt;&lt; std::setw(4) &lt;&lt; magicNumber</text:span></text:p>
            <text:p text:style-name="Table_20_Contents"/>
            <text:p text:style-name="Table_20_Contents">To add a newline, <text:span text:style-name="T29">use</text:span> <text:span text:style-name="Source_20_Text"><text:span text:style-name="T11">ibeo::common::logging::endl</text:span></text:span> instead of <text:span text:style-name="Source_20_Text"><text:span text:style-name="T11">std::endl</text:span></text:span>.</text:p>
          </table:table-cell>
        </table:table-row>
      </table:table>
      <text:p text:style-name="P3"/>
      <text:h text:style-name="P64" text:outline-level="2">Configuration</text:h>
      <table:table table:name="Table2" table:style-name="Table2">
        <table:table-column table:style-name="Table2.A"/>
        <table:table-column table:style-name="Table2.B"/>
        <table:table-row>
          <table:table-cell table:style-name="Table2.A1" office:value-type="string">
            <text:p text:style-name="P17">Configuration</text:p>
          </table:table-cell>
          <table:table-cell table:style-name="Table2.B1" office:value-type="string">
            <text:p text:style-name="P20">The configuration of the logging system is done with XML files formatted similar to the log4j2 configuration.</text:p>
            <text:p text:style-name="P20"/>
            <text:p text:style-name="P20"><text:span text:style-name="Source_20_Text">&lt;?xml version='1.0' encoding='UTF-8'?&gt;</text:span></text:p>
            <text:p text:style-name="P20"><text:span text:style-name="Source_20_Text">&lt;Configuration&gt;</text:span></text:p>
            <text:p text:style-name="P20"><text:span text:style-name="Source_20_Text"><text:s text:c="2"/>&lt;Backends&gt;</text:span></text:p>
            <text:p text:style-name="P20"><text:span text:style-name="Source_20_Text"><text:s text:c="4"/>&lt;Backend</text:span></text:p>
            <text:p text:style-name="P20"><text:span text:style-name="Source_20_Text"><text:s text:c="6"/>id="ibeo::common::logging::ConsoleLoggerBackend"</text:span></text:p>
            <text:p text:style-name="P20"><text:span text:style-name="Source_20_Text"><text:s text:c="6"/>format="%d [%t] %-5level %.</text:span><text:span text:style-name="Source_20_Text"><text:span text:style-name="T29">30</text:span></text:span><text:span text:style-name="Source_20_Text">logger - %msg%n" /&gt;</text:span></text:p>
            <text:p text:style-name="P20"><text:span text:style-name="Source_20_Text"><text:s text:c="4"/>&lt;Backend</text:span></text:p>
            <text:p text:style-name="P20"><text:span text:style-name="Source_20_Text"><text:s text:c="6"/>id="ibeo::common::logging::FileLoggerBackend"</text:span></text:p>
            <text:p text:style-name="P20"><text:span text:style-name="Source_20_Text"><text:s text:c="6"/>format="%d [%t] %-5level %.</text:span><text:span text:style-name="Source_20_Text"><text:span text:style-name="T29">30</text:span></text:span><text:span text:style-name="Source_20_Text">logger - %msg%n"&gt;</text:span></text:p>
            <text:p text:style-name="P20"><text:span text:style-name="Source_20_Text"><text:s text:c="6"/>&lt;Path&gt;ibeo.log&lt;/Path&gt;</text:span></text:p>
            <text:p text:style-name="P20"><text:span text:style-name="Source_20_Text"><text:s text:c="4"/>&lt;/Backend&gt;</text:span></text:p>
            <text:p text:style-name="P20"><text:span text:style-name="Source_20_Text"><text:s text:c="2"/>&lt;/Backends&gt;</text:span></text:p>
            <text:p text:style-name="P20"><text:span text:style-name="Source_20_Text"/></text:p>
            <text:p text:style-name="P20"><text:span text:style-name="Source_20_Text"><text:s text:c="2"/>&lt;Loggers&gt;</text:span></text:p>
            <text:p text:style-name="P20"><text:span text:style-name="Source_20_Text"><text:s text:c="4"/>&lt;Root level="debug"&gt;</text:span></text:p>
            <text:p text:style-name="P20"><text:span text:style-name="Source_20_Text"><text:s text:c="6"/>&lt;BackendRef</text:span></text:p>
            <text:p text:style-name="P20"><text:span text:style-name="Source_20_Text"><text:s text:c="8"/>id="ibeo::common::logging::ConsoleLoggerBackend" /&gt;</text:span></text:p>
            <text:p text:style-name="P20"><text:span text:style-name="Source_20_Text"><text:s text:c="6"/>&lt;BackendRef</text:span></text:p>
            <text:p text:style-name="P20"><text:span text:style-name="Source_20_Text"><text:s text:c="8"/>id="ibeo::common::logging::FileLoggerBackend" /&gt;</text:span></text:p>
            <text:p text:style-name="P20"><text:span text:style-name="Source_20_Text"><text:s text:c="4"/>&lt;/Root&gt;</text:span></text:p>
            <text:p text:style-name="P20"><text:span text:style-name="Source_20_Text"><text:s text:c="4"/>&lt;Logger </text:span></text:p>
            <text:p text:style-name="P20"><text:span text:style-name="Source_20_Text"><text:s text:c="6"/>id="</text:span><text:span text:style-name="Source_20_Text"><text:span text:style-name="T1">ibeo::common::app::Foo</text:span></text:span><text:span text:style-name="Source_20_Text">"</text:span></text:p>
            <text:p text:style-name="P20"><text:span text:style-name="Source_20_Text"><text:s text:c="6"/>level="critical"&gt;</text:span></text:p>
            <text:p text:style-name="P20"><text:span text:style-name="Source_20_Text"><text:s text:c="6"/>&lt;BackendRef</text:span></text:p>
            <text:p text:style-name="P20"><text:span text:style-name="Source_20_Text"><text:s text:c="8"/>id="ibeo::common::logging::ConsoleLoggerBackend" /&gt;</text:span></text:p>
            <text:p text:style-name="P20"><text:span text:style-name="Source_20_Text"><text:s text:c="4"/>&lt;/Logger&gt;</text:span></text:p>
            <text:p text:style-name="P20"><text:span text:style-name="Source_20_Text"><text:s text:c="2"/>&lt;/Loggers&gt;</text:span></text:p>
            <text:p text:style-name="P20"><text:span text:style-name="Source_20_Text">&lt;/Configuration&gt;</text:span></text:p>
          </table:table-cell>
        </table:table-row>
        <table:table-row>
          <table:table-cell table:style-name="Table2.A2" office:value-type="string">
            <text:p text:style-name="P19">Load configuration from file</text:p>
          </table:table-cell>
          <table:table-cell table:style-name="Table2.B2" office:value-type="string">
            <text:p text:style-name="P20"><text:span text:style-name="Source_20_Text">LogManager::getInstance().</text:span><text:span text:style-name="Source_20_Text"><text:span text:style-name="T10">loadConfig(“mysubfolder/logconfig.xml”)</text:span></text:span></text:p>
            <text:p text:style-name="P20"/>
            <text:p text:style-name="P20"><text:span text:style-name="T5">Note: </text:span><text:span text:style-name="T6">if</text:span><text:span text:style-name="T5"> a file named </text:span><text:span text:style-name="Source_20_Text"><text:span text:style-name="T5">“logconfig.xml”</text:span></text:span><text:span text:style-name="T5"> exists in the current working directory, it is loaded automatically </text:span><text:span text:style-name="T8">during</text:span><text:span text:style-name="T5"> startup!</text:span></text:p>
          </table:table-cell>
        </table:table-row>
        <table:table-row>
          <table:table-cell table:style-name="Table2.A2" office:value-type="string">
            <text:p text:style-name="P19">Set configuration from string</text:p>
          </table:table-cell>
          <table:table-cell table:style-name="Table2.B2" office:value-type="string">
            <text:p text:style-name="P19">If the configuration is not stored in a file it can be set directly with:</text:p>
            <text:p text:style-name="P19"/>
            <text:p text:style-name="P19"><text:span text:style-name="Source_20_Text">LogManager::getInstance().parseConfig(stringBufferWithXmlFormattedConfiguration)</text:span></text:p>
          </table:table-cell>
        </table:table-row>
        <table:table-row>
          <table:table-cell table:style-name="Table2.A2" office:value-type="string">
            <text:p text:style-name="P21">Set default log level</text:p>
          </table:table-cell>
          <table:table-cell table:style-name="Table2.B2" office:value-type="string">
            <text:p text:style-name="Table_20_Contents"><text:span text:style-name="T12">In section </text:span><text:span text:style-name="Source_20_Text"><text:span text:style-name="T12">&lt;Configuration&gt;&lt;Loggers&gt;&lt;Root&gt;</text:span></text:span><text:span text:style-name="T12"> set the attribute </text:span><text:span text:style-name="Source_20_Text"><text:span text:style-name="T12">level</text:span></text:span><text:span text:style-name="T12"> to one of critical, e</text:span>rror, <text:span text:style-name="T12">w</text:span>arning, <text:span text:style-name="T12">i</text:span>nfo, <text:span text:style-name="T12">t</text:span>race, <text:span text:style-name="T12">or debug:</text:span></text:p>
            <text:p text:style-name="Table_20_Contents"/>
            <text:p text:style-name="P20"><text:span text:style-name="Source_20_Text"><text:tab/>&lt;Root level="debug" /&gt;</text:span></text:p>
            <text:p text:style-name="P14"/>
            <text:p text:style-name="P14">Note: if no configuration is given the default log level is set to error.</text:p>
          </table:table-cell>
        </table:table-row>
        <table:table-row>
          <table:table-cell table:style-name="Table2.A2" office:value-type="string">
            <text:p text:style-name="P21">Set log level for specific logger</text:p>
          </table:table-cell>
          <table:table-cell table:style-name="Table2.B2" office:value-type="string">
            <text:p text:style-name="Table_20_Contents"><text:span text:style-name="T12">In section </text:span><text:span text:style-name="Source_20_Text"><text:span text:style-name="T12">&lt;Configuration&gt;&lt;Loggers&gt;</text:span></text:span><text:span text:style-name="T12"> locate or create a section </text:span><text:span text:style-name="Source_20_Text"><text:span text:style-name="T12">&lt;Logger&gt;</text:span></text:span><text:span text:style-name="T12"> with the id attribute equal to the logger’s ID and set the attribute </text:span><text:span text:style-name="Source_20_Text"><text:span text:style-name="T12">level</text:span></text:span><text:span text:style-name="T12"> to one of critical, e</text:span>rror, <text:span text:style-name="T12">w</text:span>arning, <text:span text:style-name="T12">i</text:span>nfo, <text:span text:style-name="T12">t</text:span>race, <text:span text:style-name="T12">or debug:</text:span></text:p>
            <text:p text:style-name="Table_20_Contents"/>
            <text:p text:style-name="P20"><text:span text:style-name="Source_20_Text"><text:tab/>&lt;Logger </text:span></text:p>
            <text:p text:style-name="P20"><text:span text:style-name="Source_20_Text"><text:tab/> <text:s/>id="</text:span><text:span text:style-name="Source_20_Text"><text:span text:style-name="T1">ibeo::common::app::Foo</text:span></text:span><text:span text:style-name="Source_20_Text">"</text:span></text:p>
            <text:p text:style-name="P20"><text:span text:style-name="Source_20_Text"><text:tab/> <text:s/>level="critical"&gt;</text:span></text:p>
            <text:p text:style-name="P20"><text:span text:style-name="Source_20_Text"><text:tab/>&lt;/Logger&gt;</text:span></text:p>
          </table:table-cell>
        </table:table-row>
        <table:table-row>
          <table:table-cell table:style-name="Table2.A2" office:value-type="string">
            <text:p text:style-name="P21">Set default <text:soft-page-break/>backends</text:p>
          </table:table-cell>
          <table:table-cell table:style-name="Table2.B2" office:value-type="string">
            <text:p text:style-name="P50"><text:span text:style-name="T12">In section </text:span><text:span text:style-name="Source_20_Text"><text:span text:style-name="T12">&lt;Configuration&gt;&lt;Loggers&gt;&lt;Root&gt;</text:span></text:span><text:span text:style-name="T12"> create a section </text:span><text:span text:style-name="Source_20_Text"><text:span text:style-name="T12">&lt;BackendRef&gt;</text:span></text:span><text:span text:style-name="T12"> </text:span><text:soft-page-break/><text:span text:style-name="T12">with the attribute equal to the backend’s ID for each backend that should be used as default.</text:span></text:p>
            <text:p text:style-name="P50"/>
            <text:p text:style-name="P51"><text:span text:style-name="Source_20_Text"><text:tab/>&lt;Root level="debug"&gt;</text:span></text:p>
            <text:p text:style-name="P51"><text:span text:style-name="Source_20_Text"><text:tab/> <text:s/>&lt;BackendRef</text:span></text:p>
            <text:p text:style-name="P51"><text:span text:style-name="Source_20_Text"><text:tab/> <text:s text:c="3"/>id="ibeo::common::logging::ConsoleLoggerBackend" /&gt;</text:span></text:p>
            <text:p text:style-name="P51"><text:span text:style-name="Source_20_Text"><text:tab/>&lt;/Root&gt;</text:span></text:p>
          </table:table-cell>
        </table:table-row>
        <table:table-row>
          <table:table-cell table:style-name="Table2.A2" office:value-type="string">
            <text:p text:style-name="P21">Set backends <text:span text:style-name="T14">for specific logger</text:span></text:p>
          </table:table-cell>
          <table:table-cell table:style-name="Table2.B2" office:value-type="string">
            <text:p text:style-name="P25"><text:span text:style-name="T12">In section </text:span><text:span text:style-name="Source_20_Text"><text:span text:style-name="T12">&lt;Configuration&gt;&lt;Loggers&gt;</text:span></text:span><text:span text:style-name="T12"> locate or create a section </text:span><text:span text:style-name="Source_20_Text"><text:span text:style-name="T12">&lt;Logger&gt;</text:span></text:span><text:span text:style-name="T12"> with the id attribute equal to the logger’s ID. In this section create another section </text:span><text:span text:style-name="Source_20_Text"><text:span text:style-name="T12">&lt;BackendRef&gt;</text:span></text:span><text:span text:style-name="T12"> with the attribute equal to the backend’s ID for each backend that should be used by this logger.</text:span></text:p>
            <text:p text:style-name="P25"/>
            <text:p text:style-name="P23"><text:span text:style-name="Source_20_Text"><text:tab/>&lt;Logger </text:span><text:span text:style-name="Source_20_Text"><text:span text:style-name="T14">i</text:span></text:span><text:span text:style-name="Source_20_Text">d="</text:span><text:span text:style-name="Source_20_Text"><text:span text:style-name="T1">ibeo::common::app::Foo</text:span></text:span><text:span text:style-name="Source_20_Text">"&gt;</text:span></text:p>
            <text:p text:style-name="P22"><text:span text:style-name="Source_20_Text"><text:tab/> <text:s/>&lt;BackendRef</text:span></text:p>
            <text:p text:style-name="P22"><text:span text:style-name="Source_20_Text"><text:tab/> <text:s text:c="3"/>id="ibeo::common::logging::ConsoleLoggerBackend" /&gt;</text:span></text:p>
            <text:p text:style-name="P22"><text:span text:style-name="Source_20_Text"><text:tab/>&lt;/</text:span><text:span text:style-name="Source_20_Text"><text:span text:style-name="T14">Logger</text:span></text:span><text:span text:style-name="Source_20_Text">&gt;</text:span></text:p>
          </table:table-cell>
        </table:table-row>
        <table:table-row>
          <table:table-cell table:style-name="Table2.A2" office:value-type="string">
            <text:p text:style-name="P24">Backends</text:p>
          </table:table-cell>
          <table:table-cell table:style-name="Table2.B2" office:value-type="string">
            <text:p text:style-name="P56">The logging system itself provides two backends which can be used by loggers:</text:p>
            <text:list xml:id="list2907800071" text:style-name="L4">
              <text:list-item>
                <text:p text:style-name="P58"><text:span text:style-name="Source_20_Text"><text:span text:style-name="T16">ibeo::common::logging::ConsoleLoggerBackend<text:line-break/></text:span></text:span><text:span text:style-name="T16">for logging to the console (stdout or stderr according to the log level)</text:span></text:p>
              </text:list-item>
              <text:list-item>
                <text:p text:style-name="P58"><text:span text:style-name="Source_20_Text"><text:span text:style-name="T16">ibeo::common::logging::FileLoggerBackend<text:line-break/></text:span></text:span><text:span text:style-name="T16">for logging to a file</text:span></text:p>
              </text:list-item>
            </text:list>
            <text:p text:style-name="P57"/>
            <text:p text:style-name="P29"><text:span text:style-name="T16">C</text:span><text:span text:style-name="T15">ustom logger backends can be added to the system (see </text:span><text:a xlink:type="simple" xlink:href="#1.4.Custom Backends|outline" text:style-name="Internet_20_link" text:visited-style-name="Visited_20_Internet_20_Link"><text:span text:style-name="T15">Custom Backends</text:span></text:a><text:span text:style-name="T15">).</text:span></text:p>
            <text:p text:style-name="P28"><text:span text:style-name="T16">If no configuration is given, all loggers use the </text:span><text:span text:style-name="Source_20_Text"><text:span text:style-name="T16">ConsoleLoggerBackend</text:span></text:span><text:span text:style-name="T16"> only.</text:span></text:p>
          </table:table-cell>
        </table:table-row>
        <table:table-row>
          <table:table-cell table:style-name="Table2.A2" office:value-type="string">
            <text:p text:style-name="P26">Set log message format</text:p>
          </table:table-cell>
          <table:table-cell table:style-name="Table2.B2" office:value-type="string">
            <text:p text:style-name="P25"><text:span text:style-name="T17">Formatting the log messages is done in the backends. To set a custom format locate or create a section </text:span><text:span text:style-name="Source_20_Text"><text:span text:style-name="T12">&lt;Backend&gt;</text:span></text:span><text:span text:style-name="T12"> with the id attribute equal to the backend’s ID in the section </text:span><text:span text:style-name="Source_20_Text"><text:span text:style-name="T12">&lt;Configuration&gt;&lt;Backends&gt;</text:span></text:span><text:span text:style-name="T12"> and set the </text:span><text:span text:style-name="Source_20_Text"><text:span text:style-name="T12">format</text:span></text:span><text:span text:style-name="T12"> attribute (see </text:span><text:a xlink:type="simple" xlink:href="#1.3.Formatting|outline" text:style-name="Internet_20_link" text:visited-style-name="Visited_20_Internet_20_Link"><text:span text:style-name="T12">Formatting</text:span></text:a><text:span text:style-name="T12">).</text:span></text:p>
            <text:p text:style-name="P25"/>
            <text:p text:style-name="P25"><text:span text:style-name="Source_20_Text"><text:tab/>&lt;Backend</text:span></text:p>
            <text:p text:style-name="P25"><text:span text:style-name="Source_20_Text"><text:tab/> <text:s/>id="ibeo::common::logging::ConsoleLoggerBackend"</text:span></text:p>
            <text:p text:style-name="P25"><text:span text:style-name="Source_20_Text"><text:tab/> <text:s/>format="%d [%t] %-5level %.</text:span><text:span text:style-name="Source_20_Text"><text:span text:style-name="T30">30</text:span></text:span><text:span text:style-name="Source_20_Text">logger - %msg%n" /&gt;</text:span></text:p>
          </table:table-cell>
        </table:table-row>
        <table:table-row>
          <table:table-cell table:style-name="Table2.A2" office:value-type="string">
            <text:p text:style-name="P26">Set log file path</text:p>
          </table:table-cell>
          <table:table-cell table:style-name="Table2.B2" office:value-type="string">
            <text:p text:style-name="P27">The <text:span text:style-name="T18">path to the </text:span>log file is configured in the <text:span text:style-name="Source_20_Text"><text:span text:style-name="T16">FileLoggerBackend</text:span></text:span>. <text:span text:style-name="T12">In section </text:span><text:span text:style-name="Source_20_Text"><text:span text:style-name="T12">&lt;Configuration&gt;&lt;</text:span></text:span><text:span text:style-name="Source_20_Text">Backends</text:span><text:span text:style-name="Source_20_Text"><text:span text:style-name="T12">&gt;</text:span></text:span><text:span text:style-name="T12"> </text:span>locate or <text:span text:style-name="T12">create a section </text:span><text:span text:style-name="Source_20_Text"><text:span text:style-name="T12">&lt;</text:span></text:span><text:span text:style-name="Source_20_Text">Backend</text:span><text:span text:style-name="Source_20_Text"><text:span text:style-name="T12">&gt;</text:span></text:span><text:span text:style-name="T12"> with the id attribute </text:span><text:span text:style-name="Source_20_Text"><text:span text:style-name="T16">ibeo::common::logging::FileLoggerBackend</text:span></text:span><text:span text:style-name="T12">. In this section create another section </text:span><text:span text:style-name="Source_20_Text"><text:span text:style-name="T12">&lt;</text:span></text:span><text:span text:style-name="Source_20_Text">Path</text:span><text:span text:style-name="Source_20_Text"><text:span text:style-name="T12">&gt;</text:span></text:span><text:span text:style-name="T12"> with the </text:span>value set to the path of the log file<text:span text:style-name="T12">.</text:span></text:p>
            <text:p text:style-name="P27"/>
            <text:p text:style-name="P6"><text:span text:style-name="Source_20_Text"><text:tab/>&lt;Backend</text:span></text:p>
            <text:p text:style-name="P25"><text:span text:style-name="Source_20_Text"><text:tab/> <text:s/>id="ibeo::common::logging::FileLoggerBackend"&gt;</text:span></text:p>
            <text:p text:style-name="P25"><text:span text:style-name="Source_20_Text"><text:tab/> <text:s/>&lt;Path&gt;ibeo.log&lt;/Path&gt;</text:span></text:p>
            <text:p text:style-name="P25"><text:span text:style-name="Source_20_Text"><text:tab/>&lt;/Backend&gt;</text:span></text:p>
          </table:table-cell>
        </table:table-row>
      </table:table>
      <text:p text:style-name="P4"/>
      <text:h text:style-name="P64" text:outline-level="2"><text:bookmark-start text:name="__RefHeading___Toc30_1026030943"/>Formatting<text:bookmark-end text:name="__RefHeading___Toc30_1026030943"/></text:h>
      <text:p text:style-name="P1">The conversion of a log message into a textual output is determined by a format string that is set in the configuration. This string consists of conversion patterns which are replaced by the corresponding log message field and plain text in any order <text:span text:style-name="T30">and multiplicity</text:span>. Each conversion pattern can have alignment and length parameters, some can be extended with optional arguments enclosed in brackets “{}” (see below table).</text:p>
      <table:table table:name="Table3" table:style-name="Table3">
        <table:table-column table:style-name="Table3.A"/>
        <table:table-column table:style-name="Table3.B"/>
        <table:table-row>
          <table:table-cell table:style-name="Table3.A1" office:value-type="string">
            <text:p text:style-name="P30">Print the log level</text:p>
          </table:table-cell>
          <table:table-cell table:style-name="Table3.B1" office:value-type="string">
            <text:p text:style-name="Table_20_Contents">The level <text:span text:style-name="T22">of the log message </text:span>is printed using the <text:span text:style-name="Source_20_Text">level</text:span> conversion pattern <text:span text:style-name="T20">which has two optional arguments:</text:span></text:p>
            <text:list xml:id="list3193646927" text:style-name="L5">
              <text:list-item>
                <text:p text:style-name="P59"><text:span text:style-name="Source_20_Text">length</text:span> is used to limit the length of the output (default is no limit).</text:p>
              </text:list-item>
              <text:list-item>
                <text:p text:style-name="P59"><text:span text:style-name="Source_20_Text">lowerCase</text:span> is used to convert the ou<text:span text:style-name="T21">t</text:span>put to lower case, if set to <text:span text:style-name="Source_20_Text">true</text:span>, or upper case otherwise (default is upper case).</text:p>
              </text:list-item>
            </text:list>
            <text:p text:style-name="P31"/>
            <text:p text:style-name="P31"><text:span text:style-name="Source_20_Text">“%level{length=1}{lowerCase=true}”</text:span></text:p>
          </table:table-cell>
        </table:table-row>
        <table:table-row>
          <table:table-cell table:style-name="Table3.A2" office:value-type="string">
            <text:p text:style-name="P30">Print date/time</text:p>
          </table:table-cell>
          <table:table-cell table:style-name="Table3.B2" office:value-type="string">
            <text:p text:style-name="Table_20_Contents">To print the date and/or time when the log message was created, use the date conversion pattern <text:span text:style-name="T30">which</text:span> has one optional argument determining the format of the date/time string. Possible values are:</text:p>
            <text:list xml:id="list989515935" text:style-name="L6">
              <text:list-item>
                <text:p text:style-name="P52"><text:span text:style-name="Source_20_Text">DEFAULT</text:span>: use default format <text:span text:style-name="T22">(</text:span><text:span text:style-name="Source_20_Text">“%Y-%m-%d %H:%M:%S,%s”</text:span><text:span text:style-name="T22">)</text:span></text:p>
              </text:list-item>
              <text:list-item>
                <text:p text:style-name="P60"><text:span text:style-name="Source_20_Text">UNIX</text:span>: print the number of seconds since start of epoch (1970-01-01 00:00:00).</text:p>
              </text:list-item>
              <text:list-item>
                <text:p text:style-name="P60"><text:span text:style-name="Source_20_Text">UNIX_MILLIS</text:span>: print the number of milliseconds since start of epoch (1970-01-01 00:00:00).</text:p>
              </text:list-item>
              <text:list-item>
                <text:p text:style-name="P60">Any valid format string that can be interpreted by the <text:span text:style-name="Source_20_Text">strftime</text:span> function (see <text:a xlink:type="simple" xlink:href="http://www.cplusplus.com/reference/ctime/strftime/" text:style-name="Internet_20_link" text:visited-style-name="Visited_20_Internet_20_Link">here</text:a>). As a special extension the parameter <text:span text:style-name="Source_20_Text">%s</text:span> <text:span text:style-name="T30">(lower case character) </text:span>can be used here to <text:span text:style-name="T30">print</text:span> the milliseconds.</text:p>
              </text:list-item>
            </text:list>
            <text:p text:style-name="P32"/>
            <text:p text:style-name="P36"><text:span text:style-name="Source_20_Text"><text:span text:style-name="T20">“%date{“</text:span></text:span><text:span text:style-name="Source_20_Text">Now it's %</text:span><text:span text:style-name="Source_20_Text"><text:span text:style-name="T22">T,%s</text:span></text:span><text:span text:style-name="Source_20_Text">.”</text:span><text:span text:style-name="Source_20_Text"><text:span text:style-name="T20">}”</text:span></text:span></text:p>
          </table:table-cell>
        </table:table-row>
        <table:table-row>
          <table:table-cell table:style-name="Table3.A2" office:value-type="string">
            <text:p text:style-name="P30">Print <text:span text:style-name="T22">file name</text:span></text:p>
          </table:table-cell>
          <table:table-cell table:style-name="Table3.B2" office:value-type="string">
            <text:p text:style-name="P33">The <text:span text:style-name="Source_20_Text">file</text:span> conversion pattern is used to print <text:span text:style-name="T23">path and name of the source file containing the code that sent the log message. This pattern has a single optional argument that limits the number of elements to be printed. Truncation is done from the beginning of the file path. </text:span></text:p>
            <text:p text:style-name="P33"/>
            <text:p text:style-name="P44"><text:span text:style-name="Source_20_Text"><text:span text:style-name="T20">“%file{2}”<text:tab/>if </text:span></text:span><text:span text:style-name="T23">used with a file path </text:span><text:span text:style-name="Source_20_Text"><text:span text:style-name="T23">“foo1/foo2/bar.cpp”</text:span></text:span><text:span text:style-name="T23"> it will print </text:span><text:span text:style-name="Source_20_Text"><text:span text:style-name="T23">“foo2/bar.cpp”</text:span></text:span><text:span text:style-name="T23">.</text:span></text:p>
          </table:table-cell>
        </table:table-row>
        <table:table-row>
          <table:table-cell table:style-name="Table3.A2" office:value-type="string">
            <text:p text:style-name="P30">Print <text:span text:style-name="T24">function </text:span>name </text:p>
          </table:table-cell>
          <table:table-cell table:style-name="Table3.B2" office:value-type="string">
            <text:p text:style-name="P34">The <text:span text:style-name="Source_20_Text"><text:span text:style-name="T23">func</text:span></text:span><text:span text:style-name="T23"> or </text:span><text:span text:style-name="Source_20_Text"><text:span text:style-name="T23">function</text:span></text:span><text:span text:style-name="T23"> </text:span>conversion pattern is used to print <text:span text:style-name="T24">the name of the function containing the code that sent the log message.</text:span></text:p>
            <text:p text:style-name="P33"/>
            <text:p text:style-name="P44"><text:span text:style-name="Source_20_Text"><text:span text:style-name="T20">“%func”</text:span></text:span></text:p>
          </table:table-cell>
        </table:table-row>
        <table:table-row>
          <table:table-cell table:style-name="Table3.A2" office:value-type="string">
            <text:p text:style-name="P30">Print <text:span text:style-name="T24">line number</text:span></text:p>
          </table:table-cell>
          <table:table-cell table:style-name="Table3.B2" office:value-type="string">
            <text:p text:style-name="P35">The <text:span text:style-name="Source_20_Text"><text:span text:style-name="T23">line</text:span></text:span><text:span text:style-name="T23"> </text:span>conversion pattern is used to print <text:span text:style-name="T24">the line number within the source file containing the code that sent the log message.</text:span></text:p>
            <text:p text:style-name="P33"/>
            <text:p text:style-name="P44"><text:span text:style-name="Source_20_Text"><text:span text:style-name="T20">“%line”</text:span></text:span></text:p>
          </table:table-cell>
        </table:table-row>
        <table:table-row>
          <table:table-cell table:style-name="Table3.A2" office:value-type="string">
            <text:p text:style-name="P31">Print the log message text</text:p>
          </table:table-cell>
          <table:table-cell table:style-name="Table3.B2" office:value-type="string">
            <text:p text:style-name="P34">The <text:span text:style-name="Source_20_Text"><text:span text:style-name="T23">msg</text:span></text:span><text:span text:style-name="T23"> or </text:span><text:span text:style-name="Source_20_Text"><text:span text:style-name="T23">message</text:span></text:span><text:span text:style-name="T23"> </text:span>conversion pattern is used to print <text:span text:style-name="T24">the log message text.</text:span></text:p>
            <text:p text:style-name="P34"/>
            <text:p text:style-name="P45"><text:span text:style-name="Source_20_Text"><text:span text:style-name="T20">“%msg”</text:span></text:span></text:p>
          </table:table-cell>
        </table:table-row>
        <table:table-row>
          <table:table-cell table:style-name="Table3.A2" office:value-type="string">
            <text:p text:style-name="P31">Print the <text:span text:style-name="T24">logger ID</text:span></text:p>
          </table:table-cell>
          <table:table-cell table:style-name="Table3.B2" office:value-type="string">
            <text:p text:style-name="P35">The <text:span text:style-name="Source_20_Text">l</text:span><text:span text:style-name="Source_20_Text"><text:span text:style-name="T24">ogger</text:span></text:span> conversion pattern is used to print <text:span text:style-name="T24">the ID of the logger that sent the message. This pattern has a single optional argument that limits the number of elements to be printed. Truncation is done from the beginning of the logger ID. </text:span></text:p>
            <text:p text:style-name="P34"><text:soft-page-break/></text:p>
            <text:p text:style-name="P45"><text:span text:style-name="Source_20_Text"><text:span text:style-name="T20">“%logger{2}”<text:tab/>if </text:span></text:span><text:span text:style-name="T23">used with a logger ID </text:span><text:span text:style-name="Source_20_Text"><text:span text:style-name="T23">“ibeo::ref::tools::app::Foo”</text:span></text:span><text:span text:style-name="T23"> it will print </text:span><text:span text:style-name="Source_20_Text"><text:span text:style-name="T23">“app::Foo”</text:span></text:span><text:span text:style-name="T23">.</text:span></text:p>
          </table:table-cell>
        </table:table-row>
        <table:table-row>
          <table:table-cell table:style-name="Table3.A2" office:value-type="string">
            <text:p text:style-name="P31">Print the <text:span text:style-name="T24">sequence number</text:span></text:p>
          </table:table-cell>
          <table:table-cell table:style-name="Table3.B2" office:value-type="string">
            <text:p text:style-name="P34">The <text:span text:style-name="Source_20_Text"><text:span text:style-name="T23">seqNo</text:span></text:span><text:span text:style-name="T23"> or </text:span><text:span text:style-name="Source_20_Text"><text:span text:style-name="T23">sequenceNumber</text:span></text:span><text:span text:style-name="T23"> </text:span>conversion pattern is used to print <text:span text:style-name="T24">the sequence number of log message. This global number is incremented every time a new log message is created . Thus, it can be used to uniquely identify a log message int the output and for sorting.</text:span></text:p>
            <text:p text:style-name="P34"/>
            <text:p text:style-name="P45"><text:span text:style-name="Source_20_Text"><text:span text:style-name="T20">“%seqNo”</text:span></text:span></text:p>
          </table:table-cell>
        </table:table-row>
        <table:table-row>
          <table:table-cell table:style-name="Table3.A2" office:value-type="string">
            <text:p text:style-name="P31">Print thread <text:span text:style-name="T24">ID</text:span></text:p>
          </table:table-cell>
          <table:table-cell table:style-name="Table3.B2" office:value-type="string">
            <text:p text:style-name="P34">The <text:span text:style-name="Source_20_Text"><text:span text:style-name="T23">thread</text:span></text:span><text:span text:style-name="T23"> </text:span>conversion pattern print<text:span text:style-name="T24">s</text:span> <text:span text:style-name="T24">the ID of the thread that executes the code that sent the log message.</text:span></text:p>
            <text:p text:style-name="P34"/>
            <text:p text:style-name="P45"><text:span text:style-name="Source_20_Text"><text:span text:style-name="T20">“%thread”</text:span></text:span></text:p>
            <text:p text:style-name="P45"/>
            <text:p text:style-name="P49">Note: t<text:span text:style-name="T24">he output </text:span>may vary across different <text:span text:style-name="T24">operating system</text:span>s<text:span text:style-name="T24">.</text:span></text:p>
          </table:table-cell>
        </table:table-row>
        <table:table-row>
          <table:table-cell table:style-name="Table3.A2" office:value-type="string">
            <text:p text:style-name="P31">Alignment <text:span text:style-name="T25">and/or</text:span> length <text:span text:style-name="T25">modifier</text:span></text:p>
          </table:table-cell>
          <table:table-cell table:style-name="Table3.B2" office:value-type="string">
            <text:p text:style-name="P37">Each conversion pattern can have an optional alignment and/or length modifier between the percent sign and the conversion pattern name. Possible formats are:</text:p>
            <text:p text:style-name="P37"/>
            <text:p text:style-name="P46"><text:span text:style-name="Source_20_Text">“%15msg”</text:span><text:tab/>the output is at least <text:span text:style-name="T30">15</text:span> characters wide and right aligned,<text:line-break/><text:span text:style-name="T26">e.g. </text:span><text:span text:style-name="Source_20_Text">“</text:span><text:span text:style-name="Source_20_Text"><text:span text:style-name="T3">······</text:span></text:span><text:span text:style-name="Source_20_Text">Log text.”</text:span></text:p>
            <text:p text:style-name="P47"><text:span text:style-name="Source_20_Text">“%-15msg”</text:span><text:tab/>the output is at least <text:span text:style-name="T30">15</text:span> characters wide and left aligned,<text:line-break/><text:span text:style-name="T26">e.g. </text:span><text:span text:style-name="Source_20_Text">“Log text.</text:span><text:span text:style-name="Source_20_Text"><text:span text:style-name="T3">······</text:span></text:span><text:span text:style-name="Source_20_Text">”</text:span></text:p>
            <text:p text:style-name="P47"><text:span text:style-name="Source_20_Text">“%.5msg”<text:tab/></text:span>the output is at most 5 characters wide and truncated from beginning,<text:line-break/><text:span text:style-name="T26">e.g. </text:span><text:span text:style-name="Source_20_Text">“text.”</text:span></text:p>
            <text:p text:style-name="P47"><text:span text:style-name="Source_20_Text">“%.-5msg”<text:tab/></text:span>the output is at most 5 characters wide and truncated from end,<text:line-break/><text:span text:style-name="T26">e.g. </text:span><text:span text:style-name="Source_20_Text">“Log t”</text:span></text:p>
            <text:p text:style-name="P46"><text:span text:style-name="Source_20_Text">“%</text:span><text:span text:style-name="Source_20_Text"><text:span text:style-name="T26">10</text:span></text:span><text:span text:style-name="Source_20_Text">.</text:span><text:span text:style-name="Source_20_Text"><text:span text:style-name="T26">1</text:span></text:span><text:span text:style-name="Source_20_Text">5msg”<text:tab/></text:span>the output is at <text:span text:style-name="T26">least 10 characters and at m</text:span>ost <text:span text:style-name="T26">1</text:span>5 characters wide, <text:span text:style-name="T26">right aligned if shorter</text:span> and truncated from beginning <text:span text:style-name="T26">if longer</text:span></text:p>
            <text:p text:style-name="P48"><text:span text:style-name="Source_20_Text">“%-</text:span><text:span text:style-name="Source_20_Text"><text:span text:style-name="T26">10</text:span></text:span><text:span text:style-name="Source_20_Text">.</text:span><text:span text:style-name="Source_20_Text"><text:span text:style-name="T26">1</text:span></text:span><text:span text:style-name="Source_20_Text">5msg”<text:tab/></text:span>the output is at <text:span text:style-name="T26">least 10 characters and at m</text:span>ost <text:span text:style-name="T26">1</text:span>5 characters wide, <text:span text:style-name="T26">left aligned if shorter</text:span> and truncated from beginning <text:span text:style-name="T26">if longer</text:span></text:p>
            <text:p text:style-name="P48"><text:span text:style-name="Source_20_Text">“%</text:span><text:span text:style-name="Source_20_Text"><text:span text:style-name="T26">10</text:span></text:span><text:span text:style-name="Source_20_Text">.-</text:span><text:span text:style-name="Source_20_Text"><text:span text:style-name="T26">1</text:span></text:span><text:span text:style-name="Source_20_Text">5msg”<text:tab/></text:span>the output is at <text:span text:style-name="T26">least 10 characters and at m</text:span>ost <text:span text:style-name="T26">1</text:span>5 characters wide, <text:span text:style-name="T26">right aligned if shorter</text:span> and truncated from <text:span text:style-name="T26">end if longer</text:span></text:p>
            <text:p text:style-name="P48"><text:span text:style-name="Source_20_Text">“%-</text:span><text:span text:style-name="Source_20_Text"><text:span text:style-name="T26">10</text:span></text:span><text:span text:style-name="Source_20_Text">.-</text:span><text:span text:style-name="Source_20_Text"><text:span text:style-name="T26">1</text:span></text:span><text:span text:style-name="Source_20_Text">5msg”<text:tab/></text:span>the output is at <text:span text:style-name="T26">least 10 characters and at m</text:span>ost <text:span text:style-name="T26">1</text:span>5 characters wide, <text:span text:style-name="T26">left aligned if shorter</text:span> and truncated from <text:span text:style-name="T26">end if longer</text:span></text:p>
          </table:table-cell>
        </table:table-row>
      </table:table>
      <text:p text:style-name="P5"/>
      <text:h text:style-name="P64" text:outline-level="2">Custom Backends</text:h>
      <text:p text:style-name="P9">Sometimes the provided backends are not sufficient, e.g. when you want to log into a database o<text:span text:style-name="T28">r</text:span> a message window of a GUI application. Therefore, the logging system provides an interface for writing custom backends.</text:p>
      <text:p text:style-name="P7"/>
      <table:table table:name="Table4" table:style-name="Table4">
        <table:table-column table:style-name="Table4.A"/>
        <table:table-column table:style-name="Table4.B"/>
        <table:table-row>
          <table:table-cell table:style-name="Table4.A1" office:value-type="string">
            <text:p text:style-name="P39">Create a synchronous backend</text:p>
          </table:table-cell>
          <table:table-cell table:style-name="Table4.B1" office:value-type="string">
            <text:p text:style-name="P39">A synchronous backend handles the log messages immediately after they were sent to the logging system. As this task runs in the same thread, the application is typically blocked during this time. Thus, this method is good when you need immediate output, but should not be used for longer processing times.</text:p>
            <text:p text:style-name="P38"/>
            <text:p text:style-name="P38"><text:span text:style-name="T27">To implement a synchronous backend c</text:span>reate a class that derive<text:span text:style-name="T29">s</text:span> from <text:span text:style-name="Source_20_Text">LoggerBackend</text:span> <text:span text:style-name="T26">and override the </text:span><text:span text:style-name="Source_20_Text"><text:span text:style-name="T26">log</text:span></text:span><text:span text:style-name="T26"> method.</text:span></text:p>
          </table:table-cell>
        </table:table-row>
        <table:table-row>
          <table:table-cell table:style-name="Table4.A2" office:value-type="string">
            <text:p text:style-name="P39">Create a<text:span text:style-name="T27">n</text:span> <text:span text:style-name="T27">a</text:span>synchronous backend</text:p>
          </table:table-cell>
          <table:table-cell table:style-name="Table4.B2" office:value-type="string">
            <text:p text:style-name="P62">An asynchronous backend uses a queue internally to decouple the processing of the log messages in the backend. Thus, the application is not blocked when the log message is sent and the processing is done in a separate thread. This is the preferred method when the processing takes a noticable time, e.g. when sending log messages to am remote database.</text:p>
            <text:p text:style-name="P40"/>
            <text:p text:style-name="P38"><text:span text:style-name="T27">To implement an asynchronous backend c</text:span>reate a class that derive<text:span text:style-name="T29">s</text:span> from <text:span text:style-name="Source_20_Text"><text:span text:style-name="T27">AsyncL</text:span></text:span><text:span text:style-name="Source_20_Text">oggerBackend</text:span> <text:span text:style-name="T26">and override the </text:span><text:span text:style-name="Source_20_Text"><text:span text:style-name="T26">logAsync</text:span></text:span><text:span text:style-name="T26"> method.</text:span></text:p>
          </table:table-cell>
        </table:table-row>
        <table:table-row>
          <table:table-cell table:style-name="Table4.A2" office:value-type="string">
            <text:p text:style-name="Table_20_Contents">Register a custom backend</text:p>
          </table:table-cell>
          <table:table-cell table:style-name="Table4.B2" office:value-type="string">
            <text:p text:style-name="P40">To let the logging system know about an additional backend <text:span text:style-name="T27">the method </text:span><text:span text:style-name="Source_20_Text"><text:span text:style-name="T27">LogManager::registerBackend()</text:span></text:span><text:span text:style-name="T27"> should be called with an instance of the new backend.</text:span></text:p>
          </table:table-cell>
        </table:table-row>
        <table:table-row>
          <table:table-cell table:style-name="Table4.A2" office:value-type="string">
            <text:p text:style-name="P41">Configuring a custom backend</text:p>
          </table:table-cell>
          <table:table-cell table:style-name="Table4.B2" office:value-type="string">
            <text:p text:style-name="P41">The configuration of a custom backend is placed in the configuration file in the same way as for the provided backends (see <text:a xlink:type="simple" xlink:href="#1.2.Configuration|outline" text:style-name="Internet_20_link" text:visited-style-name="Visited_20_Internet_20_Link">Configuration</text:a>). <text:span text:style-name="T28">The logging system takes care that the corresponding section in the XML file is given to the </text:span><text:span text:style-name="Source_20_Text"><text:span text:style-name="T28">configure()</text:span></text:span><text:span text:style-name="T28"> method in the custom backend. The content of this section is transparent to the logging system. So, any parameter definition can be placed here as long it adheres to the XML formatting rules.</text:span></text:p>
            <text:p text:style-name="P43">E.g.:</text:p>
            <text:p text:style-name="P10"><text:span text:style-name="Source_20_Text"><text:tab/>&lt;Backend</text:span></text:p>
            <text:p text:style-name="P42"><text:span text:style-name="Source_20_Text"><text:tab/> <text:s/>id="ibeo::common::</text:span><text:span text:style-name="Source_20_Text"><text:span text:style-name="T28">database</text:span></text:span><text:span text:style-name="Source_20_Text">::</text:span><text:span text:style-name="Source_20_Text"><text:span text:style-name="T28">DbLogger</text:span></text:span><text:span text:style-name="Source_20_Text">Backend"&gt;</text:span></text:p>
            <text:p text:style-name="P42"><text:span text:style-name="Source_20_Text"><text:tab/> <text:s/>&lt;</text:span><text:span text:style-name="Source_20_Text"><text:span text:style-name="T28">ServerName</text:span></text:span><text:span text:style-name="Source_20_Text">&gt;</text:span><text:span text:style-name="Source_20_Text"><text:span text:style-name="T28">db.ibeo.as</text:span></text:span><text:span text:style-name="Source_20_Text">&lt;/</text:span><text:span text:style-name="Source_20_Text"><text:span text:style-name="T28">ServerName</text:span></text:span><text:span text:style-name="Source_20_Text">&gt;</text:span></text:p>
            <text:p text:style-name="P42"><text:span text:style-name="Source_20_Text"><text:tab/> <text:s/>&lt;</text:span><text:span text:style-name="Source_20_Text"><text:span text:style-name="T28">UserName</text:span></text:span><text:span text:style-name="Source_20_Text">&gt;</text:span><text:span text:style-name="Source_20_Text"><text:span text:style-name="T28">user</text:span></text:span><text:span text:style-name="Source_20_Text">&lt;/</text:span><text:span text:style-name="Source_20_Text"><text:span text:style-name="T28">UserName</text:span></text:span><text:span text:style-name="Source_20_Text">&gt;</text:span></text:p>
            <text:p text:style-name="P42"><text:span text:style-name="Source_20_Text"><text:tab/> <text:s/>&lt;</text:span><text:span text:style-name="Source_20_Text"><text:span text:style-name="T28">Password</text:span></text:span><text:span text:style-name="Source_20_Text">&gt;</text:span><text:span text:style-name="Source_20_Text"><text:span text:style-name="T28">password</text:span></text:span><text:span text:style-name="Source_20_Text">&lt;/</text:span><text:span text:style-name="Source_20_Text"><text:span text:style-name="T28">Password</text:span></text:span><text:span text:style-name="Source_20_Text">&gt;</text:span></text:p>
            <text:p text:style-name="P42"><text:span text:style-name="Source_20_Text"><text:tab/> <text:s/>&lt;</text:span><text:span text:style-name="Source_20_Text"><text:span text:style-name="T28">Instance</text:span></text:span><text:span text:style-name="Source_20_Text">&gt;</text:span><text:span text:style-name="Source_20_Text"><text:span text:style-name="T28">myDatabase</text:span></text:span><text:span text:style-name="Source_20_Text">&lt;/</text:span><text:span text:style-name="Source_20_Text"><text:span text:style-name="T28">Instance</text:span></text:span><text:span text:style-name="Source_20_Text">&gt;</text:span></text:p>
            <text:p text:style-name="P42"><text:span text:style-name="Source_20_Text"><text:span text:style-name="T27"><text:tab/>&lt;/Backend&gt;</text:span></text:span></text:p>
            <text:p text:style-name="P42"/>
            <text:p text:style-name="P42"><text:span text:style-name="T7">Note: </text:span><text:span text:style-name="T8">all </text:span><text:span text:style-name="T7">custom backends </text:span><text:span text:style-name="T8">must be </text:span><text:span text:style-name="T7">regist</text:span><text:span text:style-name="T8">ered</text:span><text:span text:style-name="T7"> </text:span><text:span text:style-name="T9">before</text:span><text:span text:style-name="T7"> the configuration is loaded</text:span><text:span text:style-name="T8">! Otherwise, the custom backends might not work as expected.</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9:41:22.520201425</meta:creation-date>
    <dc:date>2019-02-28T17:22:29.076893351</dc:date>
    <meta:editing-duration>PT44M59S</meta:editing-duration>
    <meta:editing-cycles>5</meta:editing-cycles>
    <meta:generator>LibreOffice/6.0.7.3$Linux_X86_64 LibreOffice_project/00m0$Build-3</meta:generator>
    <meta:document-statistic meta:table-count="4" meta:image-count="0" meta:object-count="0" meta:page-count="6" meta:paragraph-count="179" meta:word-count="1639" meta:character-count="11324" meta:non-whitespace-character-count="9701"/>
  </office:meta>
</office:document-meta>
</file>